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20000007EE60890390E743D62.png" manifest:media-type="image/png"/>
  <manifest:file-entry manifest:full-path="Pictures/10000000000000D50000007C2723F43B5A74D187.png" manifest:media-type="image/png"/>
  <manifest:file-entry manifest:full-path="Pictures/10000000000000CD00000080823233083054B5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1.528cm" fo:min-width="2.929cm"/>
    </style:style>
    <style:style style:name="gr2" style:family="graphic" style:parent-style-name="standard">
      <style:graphic-properties svg:stroke-color="#000000" draw:fill="solid" draw:fill-color="#ccff99" draw:textarea-horizontal-align="justify" draw:textarea-vertical-align="middle" draw:auto-grow-height="false" fo:min-height="2.417cm" fo:min-width="3.691cm"/>
    </style:style>
    <style:style style:name="gr3" style:family="graphic" style:parent-style-name="standard">
      <style:graphic-properties svg:stroke-color="#000000" draw:fill="solid" draw:fill-color="#ffcc99" draw:textarea-horizontal-align="justify" draw:textarea-vertical-align="middle" draw:auto-grow-height="false" fo:min-height="1.097cm" fo:min-width="2.105cm"/>
    </style:style>
    <style:style style:name="gr4" style:family="graphic" style:parent-style-name="standard">
      <style:graphic-properties draw:stroke="none" svg:stroke-color="#000000" draw:fill="none" draw:fill-color="#ffffff" fo:min-height="1.147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40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_20_concave" draw:marker-end-width="0.406cm" draw:fill="none" draw:textarea-vertical-align="middle"/>
    </style:style>
    <style:style style:name="gr8" style:family="graphic" style:parent-style-name="standard">
      <style:graphic-properties svg:stroke-color="#000000" draw:fill="solid" draw:fill-color="#cc99ff" draw:textarea-horizontal-align="justify" draw:textarea-vertical-align="middle" draw:auto-grow-height="false" fo:min-height="1.269cm" fo:min-width="1.657cm"/>
    </style:style>
    <style:style style:name="gr9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1.368cm" fo:min-width="1.836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.379cm" fo:min-width="0.129cm"/>
    </style:style>
    <style:style style:name="gr12" style:family="graphic" style:parent-style-name="objectwithoutfill">
      <style:graphic-properties svg:stroke-color="#000000" draw:marker-end="Arrow_20_concave" draw:marker-end-width="0.305cm" draw:fill="none" draw:textarea-vertical-align="middle"/>
    </style:style>
    <style:style style:name="gr13" style:family="graphic" style:parent-style-name="objectwithoutfill">
      <style:graphic-properties draw:stroke="dash" draw:stroke-dash="Fine_20_Dashed" svg:stroke-color="#000000" draw:marker-end="Arrow_20_concave" draw:marker-end-width="0.406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ff99"/>
      <style:paragraph-properties fo:text-align="center"/>
    </style:style>
    <style:style style:name="P3" style:family="paragraph">
      <loext:graphic-properties draw:fill="solid" draw:fill-color="#ffcc99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cc99ff"/>
      <style:paragraph-properties fo:text-align="center"/>
    </style:style>
    <style:style style:name="P9" style:family="paragraph">
      <loext:graphic-properties draw:fill="solid" draw:fill-color="#ffffc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429cm" svg:height="1.778cm" svg:x="8.112cm" svg:y="14.7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429cm" svg:height="1.778cm" svg:x="8.366cm" svg:y="14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429cm" svg:height="1.778cm" svg:x="8.62cm" svg:y="15.2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429cm" svg:height="1.778cm" svg:x="8.874cm" svg:y="15.4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191cm" svg:height="2.667cm" svg:x="7.858cm" svg:y="10.905cm">
          <text:p text:style-name="P1"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3" xml:id="id3" draw:id="id3" draw:layer="layout" svg:width="3.683cm" svg:height="1.905cm" svg:x="8.112cm" svg:y="6.765cm">
          <text:p text:style-name="P1">RNN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905cm" svg:height="1.397cm" svg:x="9.001cm" svg:y="11.795cm">
          <draw:text-box>
            <text:p>CNN</text:p>
          </draw:text-box>
        </draw:frame>
        <draw:frame draw:style-name="gr5" draw:text-style-name="P6" draw:layer="layout" svg:width="4.572cm" svg:height="2.36cm" svg:x="8.112cm" svg:y="17.256cm">
          <draw:text-box>
            <text:p text:style-name="P5">Spectrogram</text:p>
            <text:p text:style-name="P5">Sequence</text:p>
            <text:p text:style-name="P5">(time t)</text:p>
          </draw:text-box>
        </draw:frame>
        <draw:custom-shape draw:style-name="gr1" draw:text-style-name="P1" xml:id="id7" draw:id="id7" draw:layer="layout" svg:width="3.429cm" svg:height="1.778cm" svg:x="13.954cm" svg:y="10.491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572cm" svg:height="2.36cm" svg:x="13.446cm" svg:y="12.269cm">
          <draw:text-box>
            <text:p text:style-name="P5">Seismic</text:p>
            <text:p text:style-name="P5">Sequence</text:p>
            <text:p text:style-name="P5">(time t)</text:p>
          </draw:text-box>
        </draw:frame>
        <draw:custom-shape draw:style-name="gr1" draw:text-style-name="P1" xml:id="id11" draw:id="id11" draw:layer="layout" svg:width="3.429cm" svg:height="1.778cm" svg:x="18.907cm" svg:y="7.07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4.572cm" svg:height="2.36cm" svg:x="18.399cm" svg:y="8.85cm">
          <draw:text-box>
            <text:p text:style-name="P5">Seismic</text:p>
            <text:p text:style-name="P5">Sequence</text:p>
            <text:p text:style-name="P5">(time t+n)</text:p>
          </draw:text-box>
        </draw:frame>
        <draw:custom-shape draw:style-name="gr3" draw:text-style-name="P3" xml:id="id8" draw:id="id8" draw:layer="layout" svg:width="3.683cm" svg:height="1.905cm" svg:x="13.783cm" svg:y="6.892cm">
          <text:p text:style-name="P1">RNN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9.826cm" svg:y1="14.716cm" svg:x2="9.955cm" svg:y2="13.573cm" draw:start-shape="id1" draw:start-glue-point="0" draw:end-shape="id2" draw:end-glue-point="7" svg:d="M9826 14716l129-1143" svg:viewBox="0 0 130 1144">
          <text:p/>
        </draw:connector>
        <draw:connector draw:style-name="gr7" draw:text-style-name="P7" draw:layer="layout" draw:type="line" svg:x1="9.955cm" svg:y1="10.907cm" svg:x2="9.953cm" svg:y2="8.67cm" draw:start-shape="id2" draw:start-glue-point="5" draw:end-shape="id3" draw:end-glue-point="8" svg:d="M9955 10907l-2-2237" svg:viewBox="0 0 3 2238">
          <text:p/>
        </draw:connector>
        <draw:connector draw:style-name="gr6" draw:text-style-name="P7" draw:layer="layout" draw:type="line" svg:x1="10.08cm" svg:y1="14.97cm" svg:x2="9.955cm" svg:y2="13.573cm" draw:start-shape="id4" draw:start-glue-point="0" draw:end-shape="id2" draw:end-glue-point="7" svg:d="M10080 14970l-125-1397" svg:viewBox="0 0 126 1398">
          <text:p/>
        </draw:connector>
        <draw:connector draw:style-name="gr6" draw:text-style-name="P7" draw:layer="layout" draw:type="line" svg:x1="10.334cm" svg:y1="15.224cm" svg:x2="9.955cm" svg:y2="13.573cm" draw:start-shape="id5" draw:start-glue-point="0" draw:end-shape="id2" draw:end-glue-point="7" svg:d="M10334 15224l-379-1651" svg:viewBox="0 0 380 1652">
          <text:p/>
        </draw:connector>
        <draw:connector draw:style-name="gr6" draw:text-style-name="P7" draw:layer="layout" draw:type="line" svg:x1="10.588cm" svg:y1="15.478cm" svg:x2="9.954cm" svg:y2="13.573cm" draw:start-shape="id6" draw:start-glue-point="0" draw:end-shape="id2" svg:d="M10588 15478l-634-1905" svg:viewBox="0 0 635 1906">
          <text:p/>
        </draw:connector>
        <draw:connector draw:style-name="gr7" draw:text-style-name="P7" draw:layer="layout" draw:type="line" svg:x1="15.668cm" svg:y1="10.491cm" svg:x2="15.624cm" svg:y2="8.797cm" draw:start-shape="id7" draw:start-glue-point="0" draw:end-shape="id8" draw:end-glue-point="8" svg:d="M15668 10491l-44-1694" svg:viewBox="0 0 45 1695">
          <text:p/>
        </draw:connector>
        <draw:custom-shape draw:style-name="gr3" draw:text-style-name="P3" xml:id="id9" draw:id="id9" draw:layer="layout" svg:width="3.683cm" svg:height="1.905cm" svg:x="10.652cm" svg:y="3.336cm">
          <text:p text:style-name="P1">RNN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10" draw:id="id10" draw:layer="layout" svg:width="3.429cm" svg:height="2.413cm" svg:x="18.907cm" svg:y="3.159cm">
          <text:p text:style-name="P1">FCN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7" draw:text-style-name="P7" draw:layer="layout" draw:type="line" svg:x1="9.953cm" svg:y1="6.765cm" svg:x2="11.191cm" svg:y2="4.962cm" draw:start-shape="id3" draw:start-glue-point="4" draw:end-shape="id9" draw:end-glue-point="7" svg:d="M9953 6765l1238-1803" svg:viewBox="0 0 1239 1804">
          <text:p/>
        </draw:connector>
        <draw:connector draw:style-name="gr7" draw:text-style-name="P7" draw:layer="layout" draw:type="line" svg:x1="15.624cm" svg:y1="6.892cm" svg:x2="13.796cm" svg:y2="4.962cm" draw:start-shape="id8" draw:start-glue-point="4" draw:end-shape="id9" draw:end-glue-point="9" svg:d="M15624 6892l-1828-1930" svg:viewBox="0 0 1829 1931">
          <text:p/>
        </draw:connector>
        <draw:connector draw:style-name="gr7" draw:text-style-name="P7" draw:layer="layout" draw:type="line" svg:x1="14.335cm" svg:y1="4.289cm" svg:x2="18.907cm" svg:y2="4.366cm" draw:start-shape="id9" draw:start-glue-point="10" draw:end-shape="id10" draw:end-glue-point="5" svg:d="M14335 4289l4572 77" svg:viewBox="0 0 4573 78">
          <text:p/>
        </draw:connector>
        <draw:connector draw:style-name="gr7" draw:text-style-name="P7" draw:layer="layout" draw:type="line" svg:x1="20.621cm" svg:y1="7.072cm" svg:x2="20.622cm" svg:y2="5.572cm" draw:start-shape="id11" draw:start-glue-point="0" draw:end-shape="id10" draw:end-glue-point="6" svg:d="M20621 7072l1-1500" svg:viewBox="0 0 2 1501">
          <text:p/>
        </draw:connector>
        <draw:custom-shape draw:style-name="gr9" draw:text-style-name="P9" xml:id="id12" draw:id="id12" draw:layer="layout" svg:width="3.302cm" svg:height="2.286cm" svg:x="23.606cm" svg:y="3.286cm">
          <text:p text:style-name="P1">Predi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2.336cm" svg:y1="4.366cm" svg:x2="23.606cm" svg:y2="4.429cm" draw:start-shape="id10" draw:start-glue-point="7" draw:end-shape="id12" draw:end-glue-point="6" svg:d="M22336 4366l1270 63" svg:viewBox="0 0 1271 64">
          <text:p/>
        </draw:connector>
        <draw:frame draw:style-name="gr10" draw:text-style-name="P1" draw:layer="layout" svg:width="2.955cm" svg:height="1.464cm" svg:x="9.094cm" svg:y="15.605cm">
          <draw:image xlink:href="Pictures/10000000000000CD00000080823233083054B533.png" xlink:type="simple" xlink:show="embed" xlink:actuate="onLoad">
            <text:p/>
          </draw:image>
        </draw:frame>
        <draw:frame draw:style-name="gr10" draw:text-style-name="P1" draw:layer="layout" svg:width="2.667cm" svg:height="1.552cm" svg:x="14.335cm" svg:y="10.618cm">
          <draw:image xlink:href="Pictures/10000000000000D50000007C2723F43B5A74D187.png" xlink:type="simple" xlink:show="embed" xlink:actuate="onLoad">
            <text:p/>
          </draw:image>
        </draw:frame>
        <draw:frame draw:style-name="gr10" draw:text-style-name="P1" draw:layer="layout" svg:width="2.921cm" svg:height="1.482cm" svg:x="19.161cm" svg:y="7.241cm">
          <draw:image xlink:href="Pictures/10000000000000A20000007EE60890390E743D62.png" xlink:type="simple" xlink:show="embed" xlink:actuate="onLoad">
            <text:p/>
          </draw:image>
        </draw:frame>
        <draw:custom-shape draw:style-name="gr8" draw:text-style-name="P8" draw:layer="layout" svg:width="3.429cm" svg:height="2.413cm" svg:x="18.907cm" svg:y="3.159cm">
          <text:p text:style-name="P1">FCN 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8" xml:id="id13" draw:id="id13" draw:layer="layout" svg:width="3.429cm" svg:height="2.413cm" svg:x="2.651cm" svg:y="6.461cm">
          <text:p text:style-name="P1">FCN 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9" xml:id="id14" draw:id="id14" draw:layer="layout" svg:width="0.889cm" svg:height="0.889cm" svg:x="2.27cm" svg:y="3.032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15" draw:id="id15" draw:layer="layout" svg:width="0.889cm" svg:height="0.889cm" svg:x="3.413cm" svg:y="3.032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16" draw:id="id16" draw:layer="layout" svg:width="0.889cm" svg:height="0.889cm" svg:x="4.556cm" svg:y="3.03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17" draw:id="id17" draw:layer="layout" svg:width="0.889cm" svg:height="0.889cm" svg:x="5.699cm" svg:y="3.03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svg:x1="4.366cm" svg:y1="6.461cm" svg:x2="2.714cm" svg:y2="3.921cm" draw:start-shape="id13" draw:start-glue-point="4" draw:end-shape="id14" draw:end-glue-point="8" svg:d="M4366 6461v-1270h-1652v-1270" svg:viewBox="0 0 1653 2541">
          <text:p/>
        </draw:connector>
        <draw:connector draw:style-name="gr12" draw:text-style-name="P7" draw:layer="layout" svg:x1="4.366cm" svg:y1="6.461cm" svg:x2="3.857cm" svg:y2="3.921cm" draw:start-shape="id13" draw:start-glue-point="4" draw:end-shape="id15" draw:end-glue-point="8" svg:d="M4366 6461v-1270h-509v-1270" svg:viewBox="0 0 510 2541">
          <text:p/>
        </draw:connector>
        <draw:connector draw:style-name="gr12" draw:text-style-name="P7" draw:layer="layout" svg:x1="4.366cm" svg:y1="6.461cm" svg:x2="5cm" svg:y2="3.921cm" draw:start-shape="id13" draw:start-glue-point="4" draw:end-shape="id16" draw:end-glue-point="2" svg:d="M4366 6461v-1270h634v-1270" svg:viewBox="0 0 635 2541">
          <text:p/>
        </draw:connector>
        <draw:connector draw:style-name="gr12" draw:text-style-name="P7" draw:layer="layout" svg:x1="4.366cm" svg:y1="6.461cm" svg:x2="6.143cm" svg:y2="3.921cm" draw:start-shape="id13" draw:start-glue-point="4" draw:end-shape="id17" draw:end-glue-point="8" svg:d="M4366 6461v-1270h1777v-1270" svg:viewBox="0 0 1778 2541">
          <text:p/>
        </draw:connector>
        <draw:connector draw:style-name="gr13" draw:text-style-name="P7" draw:layer="layout" draw:line-skew="0.381cm" svg:x1="9.955cm" svg:y1="10.907cm" svg:x2="4.366cm" svg:y2="8.874cm" draw:start-shape="id2" draw:start-glue-point="5" draw:end-shape="id13" draw:end-glue-point="6" svg:d="M9955 10907v-636h-5589v-1397" svg:viewBox="0 0 5590 2034">
          <text:p/>
        </draw:connector>
        <draw:frame draw:style-name="gr14" draw:text-style-name="P4" draw:layer="layout" svg:width="4.826cm" svg:height="0.954cm" svg:x="2.651cm" svg:y="1.824cm">
          <draw:text-box>
            <text:p>Categor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3T14:39:36.926633202</meta:creation-date>
    <dc:date>2017-07-03T15:35:45.873408392</dc:date>
    <meta:editing-duration>PT24M13S</meta:editing-duration>
    <meta:editing-cycles>5</meta:editing-cycles>
    <meta:generator>LibreOffice/5.3.1.2$Linux_X86_64 LibreOffice_project/30m0$Build-2</meta:generator>
    <meta:document-statistic meta:object-count="42"/>
  </office:meta>
</office:document-meta>
</file>